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anda" svg:font-family="Veran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9a4c" officeooo:paragraph-rsid="000e9a4c"/>
    </style:style>
    <style:style style:name="P2" style:family="paragraph" style:parent-style-name="Standard" style:list-style-name="L1">
      <style:text-properties officeooo:rsid="000fc8c3" officeooo:paragraph-rsid="000fc8c3"/>
    </style:style>
    <style:style style:name="P3" style:family="paragraph" style:parent-style-name="Standard" style:list-style-name="L1">
      <style:text-properties officeooo:rsid="000e9a4c" officeooo:paragraph-rsid="000e9a4c"/>
    </style:style>
    <style:style style:name="P4" style:family="paragraph" style:parent-style-name="Standard">
      <style:text-properties officeooo:paragraph-rsid="0011fc98"/>
    </style:style>
    <style:style style:name="P5" style:family="paragraph" style:parent-style-name="Standard">
      <style:text-properties officeooo:rsid="0011fc98" officeooo:paragraph-rsid="0011fc98"/>
    </style:style>
    <style:style style:name="P6" style:family="paragraph" style:parent-style-name="Standard" style:list-style-name="L2">
      <style:text-properties officeooo:rsid="0011fc98" officeooo:paragraph-rsid="0011fc98"/>
    </style:style>
    <style:style style:name="P7" style:family="paragraph" style:parent-style-name="Standard" style:list-style-name="L2">
      <style:text-properties officeooo:rsid="0013f3c8" officeooo:paragraph-rsid="0013f3c8"/>
    </style:style>
    <style:style style:name="P8" style:family="paragraph" style:parent-style-name="Standard">
      <style:text-properties officeooo:rsid="00167bd8" officeooo:paragraph-rsid="00167bd8"/>
    </style:style>
    <style:style style:name="P9" style:family="paragraph" style:parent-style-name="Standard" style:list-style-name="L2">
      <style:text-properties officeooo:rsid="00167bd8" officeooo:paragraph-rsid="00167bd8"/>
    </style:style>
    <style:style style:name="P10" style:family="paragraph" style:parent-style-name="Standard">
      <style:text-properties officeooo:rsid="000e9a4c" officeooo:paragraph-rsid="000e9a4c" fo:background-color="#ffff00"/>
    </style:style>
    <style:style style:name="P11" style:family="paragraph" style:parent-style-name="Standard">
      <style:text-properties fo:background-color="#ffff00"/>
    </style:style>
    <style:style style:name="P12" style:family="paragraph" style:parent-style-name="Heading_20_1">
      <style:text-properties officeooo:rsid="0011fc98" officeooo:paragraph-rsid="0011fc98"/>
    </style:style>
    <style:style style:name="T1" style:family="text">
      <style:text-properties officeooo:rsid="0013f3c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5def" style:font-weight-asian="bold" style:font-weight-complex="bold"/>
    </style:style>
    <style:style style:name="T4" style:family="text">
      <style:text-properties officeooo:rsid="00185d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genda-OK</text:p>
      <text:p text:style-name="Subtitle">Istruzioni per l’Installazione</text:p>
      <text:p text:style-name="Standard"/>
      <text:p text:style-name="Standard"/>
      <text:h text:style-name="Heading_20_1" text:outline-level="1">Generalità</text:h>
      <text:p text:style-name="Standard">Agenda-OK è un’applicazione stand-alone basata su HTML, CSS e Javascript.</text:p>
      <text:p text:style-name="Standard">L’applicazione consiste di una directory contenente la home page ed i relativi file di codice e di stile.</text:p>
      <text:p text:style-name="P4"/>
      <text:h text:style-name="P12" text:outline-level="1">Requisiti</text:h>
      <text:p text:style-name="P5">Per poter riprodurre correttamente la distribuzione del programma occorre un ambiente che disponga di:</text:p>
      <text:list xml:id="list2186520487968388047" text:style-name="L2">
        <text:list-item>
          <text:p text:style-name="P6"><text:span text:style-name="T2">make</text:span> <text:span text:style-name="T1">per la preparazione della distribuzione del progetto</text:span></text:p>
        </text:list-item>
        <text:list-item>
          <text:p text:style-name="P6"><text:span text:style-name="T2">php</text:span> <text:span text:style-name="T1">per il preprocessing dei file del progetto</text:span></text:p>
        </text:list-item>
        <text:list-item>
          <text:p text:style-name="P7"><text:span text:style-name="T2">LibreOffice</text:span> per la produzione della documentazione per la distribuzione (non è stato verificato se vi sia compatibilità con <text:span text:style-name="T2">OpenOffice</text:span>)</text:p>
        </text:list-item>
        <text:list-item>
          <text:p text:style-name="P9">un <text:span text:style-name="T2">browser</text:span> aggiornato (Firefox, Opera, Chrome, Internet Explorer, ...)</text:p>
        </text:list-item>
      </text:list>
      <text:p text:style-name="P8"/>
      <text:p text:style-name="P8">È tutto software disponibile su qualsiasi piattaforma e normalmente preinstallato su qualsiasi distribuzione di GNU/Linux e probabilmente anche Apple, mentre potrebbe essere necessario installarlo su piattaforme Microsoft.</text:p>
      <text:p text:style-name="P8"/>
      <text:h text:style-name="Heading_20_1" text:outline-level="1">Istruzioni per l’Installazione</text:h>
      <text:p text:style-name="P11">È sufficiente copiare la cartella <text:span text:style-name="T3">delivery</text:span><text:span text:style-name="T4"> </text:span>contenente l’applicazione (o decomprimere il file .7z, se siete in possesso dell’archivio compresso) in una qualsiasi cartella sul vostro computer, tablet o smartphone,</text:p>
      <text:p text:style-name="P10"/>
      <text:h text:style-name="Heading_20_1" text:outline-level="1">Esecuzione dell’applicazione</text:h>
      <text:p text:style-name="P1">Per eseguire l’applicazione è sufficiente aprire il file <text:span text:style-name="T2">index.html</text:span> con un qualunque browser aggiornato.</text:p>
      <text:p text:style-name="P1"/>
      <text:h text:style-name="Heading_20_1" text:outline-level="1"><text:soft-page-break/>Compatibilità</text:h>
      <text:p text:style-name="P1">L’applicazione è stata provata con:</text:p>
      <text:list xml:id="list3766742667454666928" text:style-name="L1">
        <text:list-item>
          <text:p text:style-name="P2">Linux Mint 18.3 su laptop:</text:p>
          <text:list>
            <text:list-item>
              <text:p text:style-name="P2">Firefox XX</text:p>
            </text:list-item>
            <text:list-item>
              <text:p text:style-name="P2">Opera XX</text:p>
            </text:list-item>
            <text:list-item>
              <text:p text:style-name="P2">Chrome XX</text:p>
            </text:list-item>
          </text:list>
        </text:list-item>
        <text:list-item>
          <text:p text:style-name="P2">Android su smartphone 5.2”:</text:p>
          <text:list>
            <text:list-item>
              <text:p text:style-name="P2">Firefox XX</text:p>
            </text:list-item>
            <text:list-item>
              <text:p text:style-name="P2">Opera XX</text:p>
            </text:list-item>
            <text:list-item>
              <text:p text:style-name="P2">Chrome XX</text:p>
            </text:list-item>
          </text:list>
        </text:list-item>
        <text:list-item>
          <text:p text:style-name="P2">Windows 7 Enterprise SP1:</text:p>
          <text:list>
            <text:list-item>
              <text:p text:style-name="P2">Firefox XX</text:p>
            </text:list-item>
            <text:list-item>
              <text:p text:style-name="P2">Opera XX</text:p>
            </text:list-item>
            <text:list-item>
              <text:p text:style-name="P2">Chrome XX</text:p>
            </text:list-item>
          </text:list>
        </text:list-item>
        <text:list-item>
          <text:p text:style-name="P3">…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anda" svg:font-family="Veran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Veranda" fo:font-family="Veranda" style:font-pitch="variable" officeooo:rsid="000e9a4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 fo:padding="0.049cm" fo:border-left="none" fo:border-right="none" fo:border-top="none" fo:border-bottom="0.06pt solid #000000" style:shadow="none"/>
      <style:text-properties fo:font-size="130%" fo:font-weight="bold" officeooo:rsid="000e9a4c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5:36:04.072710160</meta:creation-date>
    <dc:date>2018-06-22T06:02:20.480097632</dc:date>
    <meta:editing-duration>PT34M</meta:editing-duration>
    <meta:editing-cycles>13</meta:editing-cycles>
    <meta:generator>LibreOffice/5.1.6.2$Linux_X86_64 LibreOffice_project/10m0$Build-2</meta:generator>
    <dc:subject>Istruzioni per l'Installazione</dc:subject>
    <dc:title>Agenda-OK</dc:title>
    <meta:document-statistic meta:table-count="0" meta:image-count="0" meta:object-count="0" meta:page-count="2" meta:paragraph-count="31" meta:word-count="222" meta:character-count="1467" meta:non-whitespace-character-count="1293"/>
    <meta:user-defined meta:name="Author">Andrea Rui</meta:user-defined>
    <meta:user-defined meta:name="Copyright">(c) 2018 Andrea Rui - Milano</meta:user-defined>
    <meta:user-defined meta:name="License">CC NC-SA</meta:user-defined>
  </office:meta>
</office:document-meta>
</file>